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1000000AB745D2878.png"/>
  <manifest:file-entry manifest:media-type="image/png" manifest:full-path="Pictures/100002010000014B000000B0E6DC1D6F.png"/>
  <manifest:file-entry manifest:media-type="image/png" manifest:full-path="Pictures/100002010000019A000000A77829E0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39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7.339cm" svg:x="2.927cm" svg:y="2.189cm">
          <draw:text-box>
            <text:p>第十八章： 分式</text:p>
            <text:p/>
            <text:p/>
            <text:p>1. 分式及其基本性质</text:p>
            <text:p/>
            <text:p><text:tab/><text:span text:style-name="T1"> </text:span><text:span text:style-name="T1">A </text:span></text:p>
            <text:p><text:span text:style-name="T2"><text:s text:c="8"/></text:span><text:span text:style-name="T2">B <text:s text:c="9"/>A</text:span><text:span text:style-name="T2">、</text:span><text:span text:style-name="T2">B</text:span><text:span text:style-name="T2">都是整式</text:span><text:span text:style-name="T2">,B</text:span><text:span text:style-name="T2">中含有字母，</text:span><text:span text:style-name="T2">B≠0</text:span></text:p>
            <text:p><text:span text:style-name="T2"/></text:p>
            <text:p><text:span text:style-name="T2"><text:tab/></text:span><text:span text:style-name="T2">分式的分子与分母乘（或者除以）同一个不等于</text:span><text:span text:style-name="T2">0</text:span><text:span text:style-name="T2">的整式，分式的值不变。</text:span></text:p>
            <text:p><text:span text:style-name="T2"/></text:p>
            <text:p><text:span text:style-name="T2"><text:tab/></text:span><text:span text:style-name="T1"> </text:span><text:span text:style-name="T1">A </text:span><text:span text:style-name="T2"><text:s text:c="6"/></text:span><text:span text:style-name="T1"><text:s text:c="2"/>A✖C </text:span><text:span text:style-name="T2"><text:s text:c="14"/></text:span><text:span text:style-name="T1"><text:s text:c="2"/>A <text:s/></text:span><text:span text:style-name="T2"><text:s text:c="4"/></text:span><text:span text:style-name="T1"><text:s text:c="3"/>A➗C </text:span></text:p>
            <text:p><text:span text:style-name="T2"><text:tab/></text:span><text:span text:style-name="T2"> </text:span><text:span text:style-name="T2">B <text:s text:c="7"/>B✖C <text:s text:c="16"/>B <text:s text:c="7"/>B➗C</text:span></text:p>
            <text:p><text:span text:style-name="T2"/></text:p>
            <text:p><text:span text:style-name="T2"><text:tab/></text:span><text:span text:style-name="T2">分式的约分和通分</text:span></text:p>
            <text:p><text:span text:style-name="T2"/></text:p>
            <text:p><text:span text:style-name="T2"><text:tab/></text:span><text:span text:style-name="T2">把一个分式的分子和分母的公因式约去，叫作分式的约分。分子和分母没有公因式的分式叫作最简分式。</text:span></text:p>
            <text:p><text:span text:style-name="T2"/></text:p>
            <text:p><text:span text:style-name="T2"><text:tab/></text:span><text:span text:style-name="T2"> <text:s/></text:span><text:span text:style-name="T1">10a²b <text:s/></text:span><text:span text:style-name="T2"><text:s text:c="5"/></text:span><text:span text:style-name="T1"><text:s/>2a </text:span></text:p>
            <text:p><text:span text:style-name="T1"><text:tab/></text:span><text:span text:style-name="T2"> <text:s text:c="2"/></text:span><text:span text:style-name="T2">25ab² <text:s text:c="6"/>5b</text:span></text:p>
            <text:p><text:span text:style-name="T2"/></text:p>
            <text:p><text:span text:style-name="T2"><text:tab/></text:span><text:span text:style-name="T2">把几个异分母的分式分别化成与原来分式相等的同分母的分式，叫作分式的通分。几个分式的各分母的所有因式的最高次幂的积作公分母，它叫作最简公分母。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3.5cm" svg:height="16.627cm" svg:x="2.5cm" svg:y="2.976cm">
          <draw:text-box>
            <text:p><text:span text:style-name="T2"><text:tab/></text:span><text:span text:style-name="T1"> <text:s/></text:span><text:span text:style-name="T1">2(a+b)c <text:s text:c="2"/></text:span><text:span text:style-name="T2"><text:s text:c="7"/></text:span><text:span text:style-name="T1"><text:s text:c="3"/>3a(b+c) <text:s text:c="2"/></text:span></text:p>
            <text:p><text:span text:style-name="T1"><text:tab/></text:span><text:span text:style-name="T2"> </text:span><text:span text:style-name="T2">3ab(b+d) <text:s text:c="10"/>4(a+b)b²c</text:span></text:p>
            <text:p><text:span text:style-name="T2"/></text:p>
            <text:p><text:span text:style-name="T2">2. </text:span><text:span text:style-name="T2">分式的乘法与除法</text:span></text:p>
            <text:p><text:span text:style-name="T2"/></text:p>
            <text:p><text:span text:style-name="T2"><text:tab/></text:span><text:span text:style-name="T2">乘法：用分子的积作为积的分子，分母的积作为积的分母。</text:span></text:p>
            <text:p><text:span text:style-name="T2"/></text:p>
            <text:p><text:span text:style-name="T2"><text:tab/></text:span><text:span text:style-name="T2">除法： 把除式的分子、分母颠倒位置后，与被除式相乘。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3. </text:span><text:span text:style-name="T2">分式的加法与减法</text:span></text:p>
            <text:p><text:span text:style-name="T2"/></text:p>
            <text:p><text:span text:style-name="T2"><text:tab/></text:span><text:span text:style-name="T2">同分母分式相加减，分母不变，把分子相加减。</text:span></text:p>
            <text:p><text:span text:style-name="T2"/></text:p>
            <text:p><text:span text:style-name="T2"><text:tab/></text:span><text:span text:style-name="T2">异分母分式相加减，先通分，变成同分母分式，再加减。</text:span></text:p>
            <text:p><text:span text:style-name="T2"/></text:p>
          </draw:text-box>
        </draw:frame>
        <draw:frame draw:style-name="gr4" draw:text-style-name="P1" draw:layer="layout" svg:width="8.757cm" svg:height="4.656cm" svg:x="4.135cm" svg:y="9.712cm">
          <draw:image xlink:href="Pictures/100002010000014B000000B0E6DC1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3.5cm" svg:height="11.643cm" svg:x="2.5cm" svg:y="7.5cm">
          <draw:text-box>
            <text:p><text:span text:style-name="T2"/></text:p>
            <text:p><text:span text:style-name="T2">4. </text:span><text:span text:style-name="T2">整数指数幂</text:span></text:p>
            <text:p><text:span text:style-name="T2"/></text:p>
            <text:p><text:span text:style-name="T2"><text:tab/></text:span><text:span text:style-name="T2">指数可以是正整数，也可以是负整数。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 text:c="2"/></text:span></text:p>
            <text:p/>
            <text:p>5. 分式方程</text:p>
            <text:p/>
            <text:p><text:tab/>分式方程两边乘最简公分母，把分式方程化为整式方程，得到解后，进行检验（原方程分母不为0）。</text:p>
          </draw:text-box>
        </draw:frame>
        <draw:frame draw:style-name="gr4" draw:text-style-name="P1" draw:layer="layout" svg:width="8.916cm" svg:height="4.524cm" svg:x="3.356cm" svg:y="2.391cm">
          <draw:image xlink:href="Pictures/1000020100000151000000AB745D2878.png" xlink:type="simple" xlink:show="embed" xlink:actuate="onLoad">
            <text:p/>
          </draw:image>
        </draw:frame>
        <draw:frame draw:style-name="gr4" draw:text-style-name="P1" draw:layer="layout" svg:width="10.848cm" svg:height="4.418cm" svg:x="3.59cm" svg:y="11.344cm">
          <draw:image xlink:href="Pictures/100002010000019A000000A77829E0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0M19S</meta:editing-duration>
    <meta:editing-cycles>54</meta:editing-cycles>
    <meta:generator>OpenOffice/4.1.15$Win32 OpenOffice.org_project/4115m2$Build-9813</meta:generator>
    <dc:date>2025-11-26T21:15:27.10</dc:date>
    <meta:document-statistic meta:object-count="33"/>
  </office:meta>
</office:document-meta>
</file>